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fcb4" officeooo:paragraph-rsid="0003fcb4"/>
    </style:style>
    <style:style style:name="P2" style:family="paragraph" style:parent-style-name="Text_20_body">
      <style:text-properties fo:color="#636363" loext:opacity="100%" fo:font-weight="bold" officeooo:rsid="0003fcb4" officeooo:paragraph-rsid="0003fcb4" style:font-weight-asian="bold" style:font-weight-complex="bold"/>
    </style:style>
    <style:style style:name="P3" style:family="paragraph" style:parent-style-name="Text_20_body">
      <style:text-properties fo:color="#01a5cb" loext:opacity="100%" fo:font-weight="bold" officeooo:rsid="0003fcb4" officeooo:paragraph-rsid="0003fcb4" style:font-weight-asian="bold" style:font-weight-complex="bold"/>
    </style:style>
    <style:style style:name="P4" style:family="paragraph" style:parent-style-name="Text_20_body">
      <style:text-properties fo:color="#ec6409" loext:opacity="100%" fo:font-weight="bold" officeooo:rsid="0003fcb4" officeooo:paragraph-rsid="0003fcb4" style:font-weight-asian="bold" style:font-weight-complex="bold"/>
    </style:style>
    <style:style style:name="P5" style:family="paragraph" style:parent-style-name="Text_20_body">
      <style:text-properties fo:color="#99ce00" loext:opacity="100%" fo:font-weight="bold" officeooo:rsid="0003fcb4" officeooo:paragraph-rsid="0003fcb4" style:font-weight-asian="bold" style:font-weight-complex="bold"/>
    </style:style>
    <style:style style:name="P6" style:family="paragraph" style:parent-style-name="Text_20_body">
      <style:text-properties officeooo:rsid="0004affe" officeooo:paragraph-rsid="0004affe"/>
    </style:style>
    <style:style style:name="P7" style:family="paragraph" style:parent-style-name="Text_20_body">
      <style:text-properties fo:color="#a9a9a9" loext:opacity="100%" fo:font-weight="bold" officeooo:rsid="0004affe" officeooo:paragraph-rsid="0004affe" style:font-weight-asian="bold" style:font-weight-complex="bold"/>
    </style:style>
    <style:style style:name="P8" style:family="paragraph" style:parent-style-name="Text_20_body">
      <style:text-properties fo:color="#a9249c" loext:opacity="100%" fo:font-weight="bold" officeooo:rsid="0004affe" officeooo:paragraph-rsid="0004affe" style:font-weight-asian="bold" style:font-weight-complex="bold"/>
    </style:style>
    <style:style style:name="P9" style:family="paragraph" style:parent-style-name="Text_20_body">
      <style:text-properties fo:color="#cbbc0f" loext:opacity="100%" fo:font-weight="bold" officeooo:rsid="0004affe" officeooo:paragraph-rsid="0004affe" style:font-weight-asian="bold" style:font-weight-complex="bold"/>
    </style:style>
    <style:style style:name="P10" style:family="paragraph" style:parent-style-name="Text_20_body">
      <style:text-properties style:use-window-font-color="true" loext:opacity="0%" fo:font-weight="normal" officeooo:rsid="00061016" officeooo:paragraph-rsid="00061016" style:font-weight-asian="normal" style:font-weight-complex="normal"/>
    </style:style>
    <style:style style:name="P11" style:family="paragraph" style:parent-style-name="Text_20_body">
      <style:text-properties officeooo:rsid="00083884" officeooo:paragraph-rsid="00083884"/>
    </style:style>
    <style:style style:name="P12" style:family="paragraph" style:parent-style-name="Text_20_body">
      <style:text-properties officeooo:rsid="0009db47" officeooo:paragraph-rsid="0009db47"/>
    </style:style>
    <style:style style:name="P13" style:family="paragraph" style:parent-style-name="Text_20_body">
      <style:text-properties officeooo:rsid="000ec49d" officeooo:paragraph-rsid="000ec49d"/>
    </style:style>
    <style:style style:name="P14" style:family="paragraph" style:parent-style-name="Text_20_body">
      <style:text-properties officeooo:rsid="000fe34e" officeooo:paragraph-rsid="000fe34e"/>
    </style:style>
    <style:style style:name="P15" style:family="paragraph" style:parent-style-name="Text_20_body">
      <style:text-properties officeooo:rsid="001087db" officeooo:paragraph-rsid="001087db"/>
    </style:style>
    <style:style style:name="P16" style:family="paragraph" style:parent-style-name="Text_20_body">
      <style:text-properties officeooo:rsid="001338aa" officeooo:paragraph-rsid="001338aa"/>
    </style:style>
    <style:style style:name="P17" style:family="paragraph" style:parent-style-name="Text_20_body">
      <style:text-properties officeooo:rsid="0013b349" officeooo:paragraph-rsid="0013b349"/>
    </style:style>
    <style:style style:name="P18" style:family="paragraph" style:parent-style-name="Text_20_body">
      <style:text-properties officeooo:rsid="0016a13a" officeooo:paragraph-rsid="0016a13a"/>
    </style:style>
    <style:style style:name="T1" style:family="text">
      <style:text-properties officeooo:rsid="0009db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ntes tipográficas a usar</text:h>
      <text:p text:style-name="P1">Toda a tipografía debe ser sans-serif.</text:p>
      <text:h text:style-name="Heading_20_3" text:outline-level="3">Formato de fonte</text:h>
      <text:p text:style-name="P1">Titular H1 -&gt; Arial 22px</text:p>
      <text:p text:style-name="P1">Titular H2 -&gt; Arial 14px</text:p>
      <text:p text:style-name="P1">Titular H3 -&gt; Arial 12px negriña</text:p>
      <text:p text:style-name="P1">Título dentro de texto -&gt; Arial 11px negriña</text:p>
      <text:p text:style-name="P1">Texto normal -&gt; Arial 11px </text:p>
      <text:p text:style-name="P1">Enlace -&gt; Arial 11px subraiado</text:p>
      <text:h text:style-name="Heading_20_3" text:outline-level="3">Gama de cores</text:h>
      <text:p text:style-name="P1">A gama de cores principal consiste de:</text:p>
      <text:p text:style-name="P2">Gris #636363</text:p>
      <text:p text:style-name="P3">Azul #01A5CB</text:p>
      <text:p text:style-name="P4">Laranxa #EC6409</text:p>
      <text:p text:style-name="P5">Verde #99CE00</text:p>
      <text:p text:style-name="P6">E a secundaria:</text:p>
      <text:p text:style-name="P7">Gris #A9A9A9</text:p>
      <text:p text:style-name="P8">Morado #A9249C</text:p>
      <text:p text:style-name="P9">Amarelo #CBBC0F</text:p>
      <text:h text:style-name="Heading_20_3" text:outline-level="3">Estrutura da Web</text:h>
      <text:p text:style-name="P10">A web debe estar disposta verticalmente, mostrando a información ordenada seguindo a súa relevancia, con elementos que non rivalizan entre si. Os contidos da páxina e a información atoparanse na zona central, empregando efectos tipográficos nos titulares para chamar a atención.</text:p>
      <text:h text:style-name="Heading_20_3" text:outline-level="3">Deseño da páxina</text:h>
      <text:p text:style-name="P11">A páxina estará divida en tres seccións, a sección superior, a central e a inferior.</text:p>
      <text:p text:style-name="P11">A sección superior serve coma unha localización dentro da páxina. Nela atoparanse os logotipos, o nome do servizo, un botón para cambiar de lingua e un menú de navegación</text:p>
      <text:p text:style-name="P11">A sección central estará dividida nunha zona dereita e unha esquerda. A esquerda actuará como menú de seccións, e a da dereita mostrará os contidos. Asi mesmo, a zona dereita estará dividida <text:span text:style-name="T1">seguindo a relevancia do contido.</text:span></text:p>
      <text:p text:style-name="P12">Por último, a sección inferior servirá de pé de páxina, aparecendo a información dela e ligazóns de contacto.</text:p>
      <text:p text:style-name="P13"><text:soft-page-break/>Existen tres tipos de menú a empregar: un menú auxiliar na cabeceira, un menú horizontal debaixo do primeiro e un menú vertical debaixo do horizontal.</text:p>
      <text:p text:style-name="P14">O menú auxiliar serve para accede a subseccións da web e conter ferramentas. </text:p>
      <text:p text:style-name="P14">O menú horizontal da acceso directo a seccións internas, estando ordenadas pola relevancia.</text:p>
      <text:p text:style-name="P14">O menú vertical contén enlaces destacados, ordenados coma no horizontal.</text:p>
      <text:p text:style-name="P14"/>
      <text:h text:style-name="Heading_20_3" text:outline-level="3">Imaxes a mostrar</text:h>
      <text:p text:style-name="P15">Seguindo a súa ubicación, as imaxes deben ter os seguintes tamaños:</text:p>
      <text:p text:style-name="P15">Cabeceiras: 769x89px</text:p>
      <text:p text:style-name="P15">Index: 135x135px</text:p>
      <text:p text:style-name="P15">Logos: 150x38px</text:p>
      <text:p text:style-name="P15">Textos: 135x101px</text:p>
      <text:p text:style-name="P15">Noticias: 110x82px</text:p>
      <text:p text:style-name="P15">Microweb: 466x166px</text:p>
      <text:h text:style-name="Heading_20_3" text:outline-level="3">Elementos de navegación</text:h>
      <text:p text:style-name="P16">Non son mencionados na guía.</text:p>
      <text:h text:style-name="Heading_20_3" text:outline-level="3">Logotipos</text:h>
      <text:p text:style-name="P17">Os logotipos dos centros que se atopen na cabeceira terán unhas dimensións máximas de 55px de altura e 200px de anchura, e terán que ter menos do 80% da altura do logo da universidade.</text:p>
      <text:h text:style-name="Heading_20_3" text:outline-level="3">Accesibilidade</text:h>
      <text:p text:style-name="P18">Todo contido da web debe ser accesible por calquera persoa, sen importar discapacidades ou factores do contexto de us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42.610907195</meta:creation-date>
    <dc:date>2023-09-21T14:20:57.613186781</dc:date>
    <meta:editing-duration>PT35M2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370" meta:character-count="2272" meta:non-whitespace-character-count="1944"/>
  </office:meta>
</office:document-meta>
</file>